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6a9de" officeooo:paragraph-rsid="0016a9de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18842c" officeooo:paragraph-rsid="0018842c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normal" officeooo:rsid="0016a9de" officeooo:paragraph-rsid="0016a9de" style:font-size-asian="14pt" style:font-weight-asian="normal" style:font-size-complex="14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8842c" style:font-style-asian="normal" style:font-style-complex="normal"/>
    </style:style>
    <style:style style:name="T3" style:family="text">
      <style:text-properties fo:font-style="normal" officeooo:rsid="0019c09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Terraform Directory</text:p>
      <text:p text:style-name="P3">My working directory is <text:span text:style-name="T1">home/einfochips/terraform</text:span></text:p>
      <text:p text:style-name="P3"><text:span text:style-name="T1">if i have multi config file “ .tf ” , i can put it into one single config file called “ main.tf ”.</text:span></text:p>
      <text:p text:style-name="P3"><text:span text:style-name="T1">single configuration file can have many of configuration blocks that you need.</text:span></text:p>
      <text:p text:style-name="P3"><text:span text:style-name="T1"/></text:p>
      <text:p text:style-name="P3"><text:span text:style-name="T1">Single configuration file named called as “ main.tf ”</text:span></text:p>
      <text:p text:style-name="P3"><text:span text:style-name="T1"/></text:p>
      <text:p text:style-name="P3"><text:span text:style-name="T1">There are other configuration file you can creats like – variable.tf, </text:span><text:span text:style-name="T2">output.tf, provider.tf</text:span></text:p>
      <text:p text:style-name="P3"><text:span text:style-name="T2"/></text:p>
      <text:p text:style-name="P2"><text:span text:style-name="T2">L</text:span><text:span text:style-name="T1">AB </text:span><text:span text:style-name="T3">2</text:span><text:span text:style-name="T1">: Terraform Provide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25T18:16:36.506283798</dc:date>
    <meta:editing-duration>PT6H8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67" meta:character-count="420" meta:non-whitespace-character-count="354"/>
  </office:meta>
</office:document-meta>
</file>